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erenceCodec.write( JSONSerializer serializer , Object object , Object fieldName , Type fieldType , int featu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ferenceCodec.deserialze( DefaultJSONParser parser , Type type , Object field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ferenceCodec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